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2" svg:font-family="'Courier New'" style:font-family-generic="modern" style:font-pitch="fixed"/>
    <style:font-face style:name="Courier New" svg:font-family="'Courier New'" style:font-adornments="Negrito" style:font-family-generic="modern" style:font-pitch="fixed"/>
    <style:font-face style:name="Consolas1" svg:font-family="Consolas" style:font-family-generic="swiss" style:font-pitch="fixed"/>
    <style:font-face style:name="Cambria1" svg:font-family="Cambria" style:font-family-generic="roman" style:font-pitch="variable"/>
    <style:font-face style:name="Cambria" svg:font-family="Cambria" style:font-adornments="Bold"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8.988cm" table:align="left" style:writing-mode="lr-tb"/>
    </style:style>
    <style:style style:name="Table2.A" style:family="table-column">
      <style:table-column-properties style:column-width="4.75cm"/>
    </style:style>
    <style:style style:name="Table2.C" style:family="table-column">
      <style:table-column-properties style:column-width="1.799cm"/>
    </style:style>
    <style:style style:name="Table2.D" style:family="table-column">
      <style:table-column-properties style:column-width="7.689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ize="7pt" fo:font-weight="bold" style:font-size-asian="7pt" style:font-weight-asian="bold" style:font-size-complex="7pt" style:font-weight-complex="bold"/>
    </style:style>
    <style:style style:name="P2" style:family="paragraph" style:parent-style-name="Table_20_Contents">
      <style:paragraph-properties fo:text-align="justify" style:justify-single-word="false"/>
      <style:text-properties style:font-name="Calibri"/>
    </style:style>
    <style:style style:name="P3" style:family="paragraph" style:parent-style-name="Table_20_Contents">
      <style:paragraph-properties fo:text-align="justify" style:justify-single-word="false"/>
      <style:text-properties style:font-name="Calibri" fo:font-weight="bold" style:font-weight-asian="bold" style:font-weight-complex="bold"/>
    </style:style>
    <style:style style:name="P4" style:family="paragraph" style:parent-style-name="Plain_20_Text">
      <style:text-properties style:font-name="Courier New1" style:font-name-complex="Courier New3"/>
    </style:style>
    <style:style style:name="P5" style:family="paragraph" style:parent-style-name="Plain_20_Text">
      <style:paragraph-properties fo:text-align="center" style:justify-single-word="false"/>
      <style:text-properties style:font-name="Arial" fo:font-size="40pt" fo:font-weight="bold" style:font-size-asian="40pt" style:font-weight-asian="bold" style:font-name-complex="Courier New3" style:font-size-complex="40pt" style:font-weight-complex="bold"/>
    </style:style>
    <style:style style:name="P6" style:family="paragraph" style:parent-style-name="Plain_20_Text">
      <style:paragraph-properties fo:text-align="center" style:justify-single-word="false"/>
      <style:text-properties style:font-name="Courier New2" fo:font-size="22pt" fo:font-style="italic" fo:font-weight="normal" style:font-size-asian="22pt" style:font-style-asian="italic" style:font-weight-asian="normal" style:font-name-complex="Courier New3" style:font-size-complex="22pt" style:font-style-complex="italic" style:font-weight-complex="normal"/>
    </style:style>
    <style:style style:name="P7" style:family="paragraph" style:parent-style-name="Plain_20_Text">
      <style:paragraph-properties fo:text-align="start" style:justify-single-word="false"/>
      <style:text-properties style:font-name="Courier New2" fo:font-size="22pt" fo:font-style="italic" fo:font-weight="normal" style:font-size-asian="22pt" style:font-style-asian="italic" style:font-weight-asian="normal" style:font-name-complex="Courier New3" style:font-size-complex="22pt" style:font-style-complex="italic" style:font-weight-complex="normal"/>
    </style:style>
    <style:style style:name="P8" style:family="paragraph" style:parent-style-name="Plain_20_Text">
      <style:paragraph-properties fo:text-align="end" style:justify-single-word="false"/>
      <style:text-properties style:font-name="Courier New2" fo:font-size="22pt" fo:font-style="italic" fo:font-weight="normal" style:font-size-asian="22pt" style:font-style-asian="italic" style:font-weight-asian="normal" style:font-name-complex="Courier New3" style:font-size-complex="22pt" style:font-style-complex="italic" style:font-weight-complex="normal"/>
    </style:style>
    <style:style style:name="P9" style:family="paragraph" style:parent-style-name="Plain_20_Text" style:master-page-name="">
      <style:paragraph-properties fo:line-height="150%" fo:text-align="center" style:justify-single-word="false" style:page-number="auto" fo:padding="0.049cm" fo:border-left="none" fo:border-right="none" fo:border-top="none" fo:border-bottom="0.035cm solid #000000" style:shadow="none">
        <style:tab-stops/>
      </style:paragraph-properties>
      <style:text-properties style:font-name="Courier New2" fo:font-size="40pt" fo:font-weight="bold" style:font-size-asian="40pt" style:font-weight-asian="bold" style:font-name-complex="Courier New3" style:font-size-complex="40pt" style:font-weight-complex="bold"/>
    </style:style>
    <style:style style:name="P10" style:family="paragraph" style:parent-style-name="Standard">
      <style:paragraph-properties fo:line-height="100%"/>
      <style:text-properties fo:color="#3f7f5f" style:font-name="Consolas1" fo:font-size="10pt" fo:font-style="italic" style:font-name-asian="Consolas1" style:font-size-asian="10pt" style:font-style-asian="italic" style:font-name-complex="Consolas1" style:font-size-complex="10pt" style:font-style-complex="italic"/>
    </style:style>
    <style:style style:name="P11" style:family="paragraph" style:parent-style-name="Standard">
      <style:paragraph-properties fo:margin-left="0cm" fo:margin-right="0cm" fo:line-height="100%" fo:text-align="start" style:justify-single-word="false" fo:text-indent="0cm" style:auto-text-indent="false" style:text-autospace="none"/>
      <style:text-properties fo:color="#3f7f5f" style:font-name="Consolas1" fo:font-size="10pt" fo:font-style="italic" style:font-name-asian="Consolas1" style:font-size-asian="10pt" style:font-style-asian="italic" style:font-name-complex="Consolas1" style:font-size-complex="10pt" style:font-style-complex="italic"/>
    </style:style>
    <style:style style:name="P12" style:family="paragraph" style:parent-style-name="Standard">
      <style:paragraph-properties fo:margin-left="0cm" fo:margin-right="0cm" fo:line-height="100%" fo:text-align="start" style:justify-single-word="false" fo:text-indent="0cm" style:auto-text-indent="false" style:text-autospace="none"/>
      <style:text-properties fo:font-style="italic" style:font-style-asian="italic" style:font-style-complex="italic"/>
    </style:style>
    <style:style style:name="P13" style:family="paragraph" style:parent-style-name="Standard">
      <style:paragraph-properties fo:margin-left="0cm" fo:margin-right="0cm" fo:line-height="100%" fo:text-align="start" style:justify-single-word="false" fo:text-indent="0cm" style:auto-text-indent="false" style:text-autospace="none"/>
      <style:text-properties style:font-name="Consolas1" fo:font-size="10pt" fo:font-style="italic" style:font-name-asian="Consolas1" style:font-size-asian="10pt" style:font-style-asian="italic" style:font-name-complex="Consolas1" style:font-size-complex="10pt" style:font-style-complex="italic"/>
    </style:style>
    <style:style style:name="P14" style:family="paragraph" style:parent-style-name="Standard">
      <style:paragraph-properties fo:margin-left="0cm" fo:margin-right="0cm" fo:line-height="100%" fo:text-align="start" style:justify-single-word="false" fo:text-indent="0cm" style:auto-text-indent="false" style:text-autospace="none"/>
      <style:text-properties style:font-name="Consolas1" fo:font-size="10pt" fo:font-style="italic" style:text-underline-style="none" style:font-name-asian="Consolas1" style:font-size-asian="10pt" style:font-style-asian="italic" style:font-name-complex="Consolas1" style:font-size-complex="10pt" style:font-style-complex="italic"/>
    </style:style>
    <style:style style:name="P15"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Consolas1" fo:font-size="10pt" fo:font-style="italic" style:font-name-asian="Consolas1" style:font-size-asian="10pt" style:font-style-asian="italic" style:font-name-complex="Consolas1" style:font-size-complex="10pt" style:font-style-complex="italic"/>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10pt" style:font-name-asian="Consolas1" style:font-size-asian="10pt" style:font-name-complex="Consolas1" style:font-size-complex="10pt"/>
    </style:style>
    <style:style style:name="P17" style:family="paragraph" style:parent-style-name="Text_20_body">
      <style:text-properties fo:font-style="italic" style:font-style-asian="italic" style:font-style-complex="italic"/>
    </style:style>
    <style:style style:name="P18" style:family="paragraph" style:parent-style-name="Text_20_body">
      <style:paragraph-properties fo:text-align="start" style:justify-single-word="false"/>
      <style:text-properties fo:font-style="italic" style:font-style-asian="italic" style:font-style-complex="italic"/>
    </style:style>
    <style:style style:name="P19" style:family="paragraph" style:parent-style-name="Text_20_body">
      <style:text-properties fo:font-style="normal" style:font-style-asian="normal" style:font-style-complex="normal"/>
    </style:style>
    <style:style style:name="P20" style:family="paragraph" style:parent-style-name="Text_20_body">
      <style:paragraph-properties fo:text-align="start" style:justify-single-word="false"/>
      <style:text-properties fo:font-style="normal" style:font-style-asian="normal" style:font-style-complex="normal"/>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9.001cm" style:type="right" style:leader-style="dotted" style:leader-text="."/>
        </style:tab-stops>
      </style:paragraph-properties>
    </style:style>
    <style:style style:name="P23" style:family="paragraph" style:parent-style-name="Bibliography_20_1">
      <style:paragraph-properties>
        <style:tab-stops/>
      </style:paragraph-properties>
    </style:style>
    <style:style style:name="P24" style:family="paragraph" style:parent-style-name="Text_20_body" style:list-style-name="L1">
      <style:text-properties fo:font-style="italic" style:font-style-asian="italic" style:font-style-complex="italic"/>
    </style:style>
    <style:style style:name="P25" style:family="paragraph" style:parent-style-name="Plain_20_Text" style:master-page-name="Standard">
      <style:paragraph-properties fo:text-align="center" style:justify-single-word="false" style:page-number="auto"/>
      <style:text-properties style:font-name="Arial" fo:font-size="40pt" fo:font-weight="bold" style:font-size-asian="40pt" style:font-weight-asian="bold" style:font-name-complex="Courier New3" style:font-size-complex="40pt" style:font-weight-complex="bold"/>
    </style:style>
    <style:style style:name="T1" style:family="text">
      <style:text-properties fo:color="#7f0055" style:font-name="Consolas1" fo:font-size="10pt" fo:font-weight="bold" style:font-name-asian="Consolas1" style:font-size-asian="10pt" style:font-weight-asian="bold" style:font-name-complex="Consolas1" style:font-size-complex="10pt" style:font-weight-complex="bold"/>
    </style:style>
    <style:style style:name="T2" style:family="text">
      <style:text-properties fo:color="#7f0055" fo:font-weight="bold" style:font-weight-asian="bold" style:font-weight-complex="bold"/>
    </style:style>
    <style:style style:name="T3" style:family="text">
      <style:text-properties fo:color="#000000"/>
    </style:style>
    <style:style style:name="T4" style:family="text">
      <style:text-properties fo:color="#000000" style:font-name="Consolas1" fo:font-size="10pt" style:font-name-asian="Consolas1" style:font-size-asian="10pt" style:font-name-complex="Consolas1" style:font-size-complex="10pt"/>
    </style:style>
    <style:style style:name="T5" style:family="text">
      <style:text-properties fo:color="#000000" fo:font-weight="bold" style:font-weight-asian="bold" style:font-weight-complex="bold"/>
    </style:style>
    <style:style style:name="T6" style:family="text">
      <style:text-properties fo:color="#005032"/>
    </style:style>
    <style:style style:name="T7" style:family="text">
      <style:text-properties fo:color="#005032" style:font-name="Consolas1" fo:font-size="10pt" style:font-name-asian="Consolas1" style:font-size-asian="10pt" style:font-name-complex="Consolas1" style:font-size-complex="10pt"/>
    </style:style>
    <style:style style:name="T8" style:family="text">
      <style:text-properties style:text-underline-style="solid" style:text-underline-width="auto" style:text-underline-color="font-color"/>
    </style:style>
    <style:style style:name="T9" style:family="text">
      <style:text-properties fo:color="#3f7f5f"/>
    </style:style>
    <style:style style:name="T10" style:family="text">
      <style:text-properties fo:color="#7f9fbf" fo:font-weight="bold" style:font-weight-asian="bold" style:font-weight-complex="bold"/>
    </style:style>
    <style:style style:name="T11" style:family="text">
      <style:text-properties fo:color="#8000ff" fo:font-weight="bold" style:font-weight-asian="bold" style:font-weight-complex="bold"/>
    </style:style>
    <style:style style:name="T12" style:family="text">
      <style:text-properties fo:color="#8000ff" style:font-name="Consolas1" fo:font-size="10pt" fo:font-weight="bold" style:font-name-asian="Consolas1" style:font-size-asian="10pt" style:font-weight-asian="bold" style:font-name-complex="Consolas1" style:font-size-complex="10pt" style:font-weight-complex="bold"/>
    </style:style>
    <style:style style:name="T13" style:family="text">
      <style:text-properties fo:color="#0000c0"/>
    </style:style>
    <style:style style:name="T14" style:family="text">
      <style:text-properties style:text-underline-style="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variable-decls>
        <text:variable-decl office:value-type="string" text:name="Reference"/>
        <text:variable-decl office:value-type="string" text:name="Revi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5"/>
      <text:p text:style-name="P5"/>
      <text:p text:style-name="P5"/>
      <text:p text:style-name="P5"/>
      <text:p text:style-name="P5"/>
      <text:p text:style-name="P9">BR-RTOS</text:p>
      <text:p text:style-name="P6">Code Style</text:p>
      <text:p text:style-name="P7"/>
      <text:p text:style-name="P7"/>
      <text:p text:style-name="P7"/>
      <text:p text:style-name="P7"/>
      <text:p text:style-name="P7"/>
      <text:p text:style-name="P7"/>
      <text:p text:style-name="P7"/>
      <text:p text:style-name="P7"/>
      <text:p text:style-name="P7"/>
      <text:p text:style-name="P8"><text:variable-get text:name="Reference" office:value-type="string">BR0001</text:variable-get></text:p>
      <text:p text:style-name="P8">Rev. <text:variable-get text:name="Revision" office:value-type="string">R0.1</text:variable-ge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History<text:tab/>3</text:p>
          <text:p text:style-name="P21">Objectives<text:tab/>4</text:p>
          <text:p text:style-name="P21">Concepts<text:tab/>5</text:p>
          <text:p text:style-name="P21">General Rules<text:tab/>6</text:p>
          <text:p text:style-name="P22">Indentation<text:tab/>6</text:p>
          <text:p text:style-name="P22">Braces<text:tab/>6</text:p>
          <text:p text:style-name="P22">Line Wrapping<text:tab/>6</text:p>
          <text:p text:style-name="P22">Comments<text:tab/>6</text:p>
          <text:p text:style-name="P21">Naming Convention<text:tab/>7</text:p>
          <text:p text:style-name="P22">Variables<text:tab/>7</text:p>
          <text:p text:style-name="P22">Functions<text:tab/>7</text:p>
          <text:p text:style-name="P22">Types<text:tab/>7</text:p>
          <text:p text:style-name="P22">Structures<text:tab/>7</text:p>
          <text:p text:style-name="P22">Enumerations<text:tab/>8</text:p>
          <text:p text:style-name="P22">Macros<text:tab/>8</text:p>
          <text:p text:style-name="P21">Source Code Documentation<text:tab/>9</text:p>
          <text:p text:style-name="P22">File Header<text:tab/>9</text:p>
          <text:p text:style-name="P22">Macros<text:tab/>9</text:p>
          <text:p text:style-name="P22">Types<text:tab/>9</text:p>
          <text:p text:style-name="P22">Structures<text:tab/>10</text:p>
          <text:p text:style-name="P22">Enumerations<text:tab/>10</text:p>
          <text:p text:style-name="P22">Variables<text:tab/>10</text:p>
          <text:p text:style-name="P22">Functions<text:tab/>11</text:p>
          <text:p text:style-name="P22">Templates<text:tab/>11</text:p>
        </text:index-body>
      </text:table-of-content>
      <text:p text:style-name="P4"/>
      <text:h text:style-name="Heading_20_1" text:outline-level="1">History</text:h>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3">Author</text:p>
          </table:table-cell>
          <table:table-cell table:style-name="Table2.A1" office:value-type="string">
            <text:p text:style-name="P3">Date</text:p>
          </table:table-cell>
          <table:table-cell table:style-name="Table2.A1" office:value-type="string">
            <text:p text:style-name="P3">Revision</text:p>
          </table:table-cell>
          <table:table-cell table:style-name="Table2.D1" office:value-type="string">
            <text:p text:style-name="P3">Description</text:p>
          </table:table-cell>
        </table:table-row>
        <table:table-row>
          <table:table-cell table:style-name="Table2.A2" office:value-type="string">
            <text:p text:style-name="P2">Guilherme A. de Santi</text:p>
          </table:table-cell>
          <table:table-cell table:style-name="Table2.A2" office:value-type="string">
            <text:p text:style-name="P2">2012, June 25</text:p>
          </table:table-cell>
          <table:table-cell table:style-name="Table2.A2" office:value-type="string">
            <text:p text:style-name="P2">R0.1</text:p>
          </table:table-cell>
          <table:table-cell table:style-name="Table2.D2" office:value-type="string">
            <text:p text:style-name="P2">Initial version of the document.</text:p>
          </table:table-cell>
        </table:table-row>
        <table:table-row>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D2" office:value-type="string">
            <text:p text:style-name="P2"/>
          </table:table-cell>
        </table:table-row>
      </table:table>
      <text:p text:style-name="Text_20_body"/>
      <text:h text:style-name="Heading_20_1" text:outline-level="1">Objectives</text:h>
      <text:p text:style-name="Text_20_body">The focus of this document is to specify a standard on hot the C language is to be used for development of the BR-RTOS project.</text:p>
      <text:h text:style-name="Heading_20_1" text:outline-level="1">Concepts</text:h>
      <text:p text:style-name="Text_20_body">The use of key words “MUST”, “MUST NOT”, “REQUIRED”, “SHALL”, “SHALL NOT”, “SHOULD”, “SHOULD NOT”, “RECOMENDED”, “MAY” AND “OPTIONAL” within this document is to be interpreted as described in <text:bibliography-mark text:identifier="RFC 2119" text:bibliography-type="manual" text:author="S. Bradner" text:title="Key words for use in RFCs to Indicate Requirement Levels" text:year="1997" text:url="http://www.ietf.org/rfc/rfc2119.txt">[RFC 2119]</text:bibliography-mark>.</text:p>
      <text:h text:style-name="Heading_20_1" text:outline-level="1">General Rules</text:h>
      <text:p text:style-name="Text_20_body">The rules within this chapter MUST be applied to the whole source code and exceptions MUST be explained.</text:p>
      <text:h text:style-name="Heading_20_2" text:outline-level="2">Indentation</text:h>
      <text:p text:style-name="Text_20_body">1 - The indentation is defined to be 2 spaces and no tab is allowed.</text:p>
      <text:p text:style-name="Text_20_body">2 - The indentation MUST be applied to every new block of code.</text:p>
      <text:h text:style-name="Heading_20_2" text:outline-level="2">Braces</text:h>
      <text:p text:style-name="Text_20_body">The braces positioning MUST be applied as the following rules:</text:p>
      <text:p text:style-name="Text_20_body">1 - Function declaration: on the next line.</text:p>
      <text:p text:style-name="Text_20_body">2 - Blocks: on the next line.</text:p>
      <text:p text:style-name="Text_20_body">3 - 'for' statatement: on the next line.</text:p>
      <text:p text:style-name="Text_20_body">4 - 'while' statement: on the next line.</text:p>
      <text:p text:style-name="Text_20_body">5 - 'do' statement: on the next line.</text:p>
      <text:p text:style-name="Text_20_body">6 - 'switch' statement: on the next line.</text:p>
      <text:p text:style-name="Text_20_body">7 - Blocks in case statement: on the next line.</text:p>
      <text:p text:style-name="Text_20_body">8 - Initializer list: on the next line.</text:p>
      <text:h text:style-name="Heading_20_2" text:outline-level="2">Line Wrapping</text:h>
      <text:p text:style-name="Text_20_body">1 - The maximum line width MUST be 100 columns.</text:p>
      <text:p text:style-name="Text_20_body">2 - If wrapping function declaration every parameter MUST be at a new line.</text:p>
      <text:p text:style-name="Text_20_body">3 - 'enum' declaration: every enumerated value MUST be declared at a new line.</text:p>
      <text:p text:style-name="Text_20_body">4 - 'struct' declaration: every structure attribute MUST be declared at a new line.</text:p>
      <text:h text:style-name="Heading_20_2" text:outline-level="2">Comments</text:h>
      <text:p text:style-name="Text_20_body">1 - Block comments '/* */' MUST be used for all comments.</text:p>
      <text:p text:style-name="Text_20_body">2 - Line comments '//' MUST NOT be used.</text:p>
      <text:p text:style-name="Text_20_body">3 - Comments SHOULD follow the same line width as the source code.</text:p>
      <text:h text:style-name="Heading_20_1" text:outline-level="1">Naming Convention</text:h>
      <text:h text:style-name="Heading_20_2" text:outline-level="2">Prefix</text:h>
      <text:p text:style-name="Text_20_body">Within the BR-RTOS source code there MUST be applied one of the two prefixes listed bellow, for every definition (variables, functions, types and macros):</text:p>
      <text:list xml:id="list5056033037200667562" text:style-name="L1">
        <text:list-item>
          <text:p text:style-name="P24">__BR_</text:p>
        </text:list-item>
        <text:list-item>
          <text:p text:style-name="P24">BR_</text:p>
        </text:list-item>
      </text:list>
      <text:p text:style-name="Text_20_body">The first prefix “__BR_” is used internally by the BR-RTOS modules to let explicitly that definitions with this prefix MUST never be used by the user application.</text:p>
      <text:p text:style-name="Text_20_body">The second prefix “BR_” is used by BR-RTOS public definitions and let clear to the user that these definitions can be used by him without any concerns.</text:p>
      <text:h text:style-name="Heading_20_2" text:outline-level="2">Variables</text:h>
      <text:p text:style-name="Text_20_body">Variable names MUST begin with lowercase letter and each subsequent word MUST start with capital letter.</text:p>
      <text:p text:style-name="Text_20_body">Example:</text:p>
      <text:p text:style-name="P18">uint32_t myVariableName;</text:p>
      <text:p text:style-name="P20">Variable names SHOULD begin with a prefix that resembles the module that declares the variable. If this rule is applied, the prefix MUST be all capital letters and MUST have a “_” before the variable name.</text:p>
      <text:p text:style-name="P20">Example:</text:p>
      <text:p text:style-name="P18">uint32_t USART_myVariableName;</text:p>
      <text:h text:style-name="Heading_20_2" text:outline-level="2">Functions</text:h>
      <text:p text:style-name="Text_20_body">Function names MUST follow the form &lt;prefix&gt;_&lt;function name&gt;.</text:p>
      <text:p text:style-name="Text_20_body">The prefix MUST be all capital letter and all words used within the function name MUST begin with capital letter.</text:p>
      <text:p text:style-name="Text_20_body">Example:</text:p>
      <text:p text:style-name="P17">void USART_MyFunctionName( void );</text:p>
      <text:h text:style-name="Heading_20_2" text:outline-level="2"><text:soft-page-break/>Types</text:h>
      <text:p text:style-name="Text_20_body">Type names MUST follw the general form &lt;type name&gt;_t.</text:p>
      <text:p text:style-name="Text_20_body">Every word used within type name MUST begin with capital letter.</text:p>
      <text:p text:style-name="Text_20_body">Every type name MUST end with the suffix “_t”;</text:p>
      <text:p text:style-name="Text_20_body">Example:</text:p>
      <text:p text:style-name="P17">typedef uint32_t MyNewTypeName_t;</text:p>
      <text:h text:style-name="Heading_20_2" text:outline-level="2">Structures</text:h>
      <text:p text:style-name="Text_20_body">Structure names MUST follow the rule defined for new type names.</text:p>
      <text:p text:style-name="Text_20_body">The structure fields MUST follow the rule defined for variable names.</text:p>
      <text:h text:style-name="Heading_20_2" text:outline-level="2">Enumerations</text:h>
      <text:p text:style-name="Text_20_body">Enumeration names MUST follow the rule defined for new type names.</text:p>
      <text:p text:style-name="Text_20_body">Enumeration item names MUST follow the same rule as defined for macro definitions.</text:p>
      <text:h text:style-name="Heading_20_2" text:outline-level="2">Macros</text:h>
      <text:p text:style-name="Text_20_body">Macro definitions MUST use all letters in uppercase.</text:p>
      <text:p text:style-name="Text_20_body">The words in macro definitions MUST use the underline “_” as separator.</text:p>
      <text:p text:style-name="Text_20_body">Example:</text:p>
      <text:p text:style-name="P17">#define MY_FIRST_MACRO</text:p>
      <text:p text:style-name="P17">#define MY_SECOND_MACRO(VAR1, VAR2)</text:p>
      <text:p text:style-name="P19">The macro definitions SHOULD have a prefix that resembles the module that declares the macro.</text:p>
      <text:p text:style-name="P19">Example:</text:p>
      <text:p text:style-name="P17">#define USART_SET_BAUD_RATE(BAUD_RATE)</text:p>
      <text:h text:style-name="Heading_20_1" text:outline-level="1">Source Code Documentation</text:h>
      <text:p text:style-name="Text_20_body">The source code documentation MUST be done using the Doxygen tool. This implies that the source code documentation MUST follow the Doxygen syntax that may be found at <text:bibliography-mark text:identifier="Doxygen Manual" text:bibliography-type="manual" text:title="Doxygen Manual" text:url="http://www.stack.nl/~dimitri/doxygen/manual.html">[Doxygen Manual]</text:bibliography-mark>.</text:p>
      <text:p text:style-name="Text_20_body">On the next topics it will be described the more common and important Doxygen tags and how it is applied within the source code, so the documentation can easily be automatically generated.</text:p>
      <text:h text:style-name="Heading_20_2" text:outline-level="2">File Header</text:h>
      <text:p text:style-name="Text_20_body">The file header must contain general information of the file like the creation date, author and so on. Sollow the template bellow to see the fields that are REQUIRED for the file header. The other fields that may be used within the file header are omitted and can be consulted within the <text:bibliography-mark text:identifier="Doxygen Manual" text:bibliography-type="manual" text:title="Doxygen Manual" text:url="http://www.stack.nl/~dimitri/doxygen/manual.html">[Doxygen Manual]</text:bibliography-mark>.</text:p>
      <text:p text:style-name="Text_20_body">File header template:</text:p>
      <text:p text:style-name="P11">/**</text:p>
      <text:p text:style-name="P11"><text:s/>* @file <text:s text:c="7"/>template.h</text:p>
      <text:p text:style-name="P11"><text:s/>* @date <text:s text:c="7"/>2012, June 26</text:p>
      <text:p text:style-name="P11"><text:s/>* @author <text:s text:c="5"/><text:span text:style-name="T8">Guilherme</text:span> A. <text:span text:style-name="T8">de</text:span> <text:span text:style-name="T8">Santi</text:span> &lt;guilherme@yahoo.com.br&gt;</text:p>
      <text:p text:style-name="P11"><text:s/>* @project <text:s text:c="4"/>Brew Control Device</text:p>
      <text:p text:style-name="P11"><text:s/>* @copyright <text:s text:c="2"/><text:span text:style-name="T8">Guilherme</text:span> A. <text:span text:style-name="T8">de</text:span> <text:span text:style-name="T8">Santi</text:span> &amp;copy; 2012</text:p>
      <text:p text:style-name="P11"><text:s/>* @brief <text:s text:c="6"/>This is a template for documentation of the file header.</text:p>
      <text:p text:style-name="P11"><text:s/>* @details</text:p>
      <text:p text:style-name="P11"><text:s/>*</text:p>
      <text:p text:style-name="P13"><text:span text:style-name="T9"><text:s/>* </text:span><text:span text:style-name="T10">TODO</text:span><text:span text:style-name="T9">: add detailed description</text:span></text:p>
      <text:p text:style-name="P11"><text:s/>*/</text:p>
      <text:h text:style-name="Heading_20_2" text:outline-level="2">Macros</text:h>
      <text:p text:style-name="Text_20_body">The macro definitions MUST be documented with a single brief field or using in line documentation.</text:p>
      <text:p text:style-name="Text_20_body">Example:</text:p>
      <text:p text:style-name="P11">/**</text:p>
      <text:p text:style-name="P11"><text:s/>* @brief This is my macro definition.</text:p>
      <text:p text:style-name="P11"><text:s/>*/</text:p>
      <text:p text:style-name="P12"><text:span text:style-name="T1">#define</text:span><text:span text:style-name="T4"> </text:span><text:span text:style-name="T12">MU_MACRO_DEFINITION</text:span><text:span text:style-name="T4"> (1U)</text:span></text:p>
      <text:p text:style-name="P16"/>
      <text:p text:style-name="P16">or</text:p>
      <text:p text:style-name="P16"/>
      <text:p text:style-name="P13"><text:span text:style-name="T2">#define</text:span><text:span text:style-name="T3"> </text:span><text:span text:style-name="T11">MU_MACRO_DEFINITION</text:span><text:span text:style-name="T3"> (1U) </text:span><text:span text:style-name="T9">/**&lt; This is my macro definition. */</text:span></text:p>
      <text:p text:style-name="P16"/>
      <text:h text:style-name="Heading_20_2" text:outline-level="2">Types</text:h>
      <text:p text:style-name="Text_20_body">Each new type MUST have a description with its significance and acceptable range of values.</text:p>
      <text:p text:style-name="Text_20_body"><text:soft-page-break/>Example:</text:p>
      <text:p text:style-name="P10">/**</text:p>
      <text:p text:style-name="P11"><text:s/>* @brief A new type to store the state of something.</text:p>
      <text:p text:style-name="P11"><text:s/>*/</text:p>
      <text:p text:style-name="P12"><text:span text:style-name="T1">typedef</text:span><text:span text:style-name="T4"> </text:span><text:span text:style-name="T7">uint8_t</text:span><text:span text:style-name="T4"> </text:span><text:span text:style-name="T7">state</text:span><text:span text:style-name="T4">;</text:span></text:p>
      <text:h text:style-name="Heading_20_2" text:outline-level="2">Structures</text:h>
      <text:p text:style-name="Text_20_body">The documentation of structures MUST have the brief tag, a detailed description and each attribute of the structure MUST be in line documented.</text:p>
      <text:p text:style-name="Text_20_body">Example:</text:p>
      <text:p text:style-name="P11">/**</text:p>
      <text:p text:style-name="P11"><text:s/>* @brief This is my new <text:span text:style-name="T14">structure.</text:span></text:p>
      <text:p text:style-name="P11"><text:s/>*</text:p>
      <text:p text:style-name="P11"><text:s/>* Here goes the detailed description of the structure.</text:p>
      <text:p text:style-name="P11"><text:s/>*/</text:p>
      <text:p text:style-name="P13"><text:span text:style-name="T2">struct</text:span><text:span text:style-name="T3"> MyStruct_t</text:span></text:p>
      <text:p text:style-name="P15">{</text:p>
      <text:p text:style-name="P13"><text:span text:style-name="T3"><text:s text:c="4"/></text:span><text:span text:style-name="T6">uint8_t</text:span><text:span text:style-name="T3"> </text:span><text:span text:style-name="T13">attr1</text:span><text:span text:style-name="T3">; <text:s/></text:span><text:span text:style-name="T9">/**&lt; This is the attribute 1. */</text:span></text:p>
      <text:p text:style-name="P13"><text:span text:style-name="T3"><text:s text:c="4"/></text:span><text:span text:style-name="T6">uint8_t</text:span><text:span text:style-name="T3"> </text:span><text:span text:style-name="T13">attr2</text:span><text:span text:style-name="T3">; <text:s/></text:span><text:span text:style-name="T9">/**&lt; This is the attribute 2. */</text:span></text:p>
      <text:p text:style-name="P13"><text:span text:style-name="T3"><text:s text:c="4"/></text:span><text:span text:style-name="T6">uint8_t</text:span><text:span text:style-name="T3"> </text:span><text:span text:style-name="T13">attr3</text:span><text:span text:style-name="T3">; <text:s/></text:span><text:span text:style-name="T9">/**&lt; This is the attribute 3. */</text:span></text:p>
      <text:p text:style-name="P15">};</text:p>
      <text:p text:style-name="P15"/>
      <text:h text:style-name="Heading_20_2" text:outline-level="2">Enumerations</text:h>
      <text:p text:style-name="Text_20_body">Enumerations MUST have the brief tag, a detailed description and each value MUST be in line documented.</text:p>
      <text:p text:style-name="Text_20_body">Example:</text:p>
      <text:p text:style-name="P11">/**</text:p>
      <text:p text:style-name="P11"><text:s/>* @brief This is my enumeration.</text:p>
      <text:p text:style-name="P11"><text:s/>* </text:p>
      <text:p text:style-name="P11"><text:s/>* Here goes the detailed description of the enumeration.</text:p>
      <text:p text:style-name="P11"><text:s/>*/</text:p>
      <text:p text:style-name="P13"><text:span text:style-name="T2">enum</text:span><text:span text:style-name="T3"> MyEnum</text:span></text:p>
      <text:p text:style-name="P15">{</text:p>
      <text:p text:style-name="P13"><text:span text:style-name="T3"><text:s text:c="2"/></text:span><text:span text:style-name="T13">MY_ENUM_1</text:span><text:span text:style-name="T3">, <text:s/></text:span><text:span text:style-name="T9">/**&lt; First enumerated value. */</text:span></text:p>
      <text:p text:style-name="P13"><text:span text:style-name="T3"><text:s text:c="2"/></text:span><text:span text:style-name="T13">MY_ENUM_2</text:span><text:span text:style-name="T3">, <text:s/></text:span><text:span text:style-name="T9">/**&lt; Second enumerated value. */</text:span></text:p>
      <text:p text:style-name="P13"><text:span text:style-name="T3"><text:s text:c="2"/></text:span><text:span text:style-name="T13">MY_ENUM_3</text:span><text:span text:style-name="T3">, <text:s/></text:span><text:span text:style-name="T9">/**&lt; Third enumerated value. */</text:span></text:p>
      <text:p text:style-name="P15">};</text:p>
      <text:p text:style-name="P15"/>
      <text:h text:style-name="Heading_20_2" text:outline-level="2">Variables</text:h>
      <text:p text:style-name="Text_20_body">The variables MUST be documented using the brief tag and MAY be added a detailed description if necessary.</text:p>
      <text:p text:style-name="Text_20_body">Example:</text:p>
      <text:p text:style-name="P11">/**</text:p>
      <text:p text:style-name="P11"><text:s/>* @brief This is my variable.</text:p>
      <text:p text:style-name="P11"><text:s/>*</text:p>
      <text:p text:style-name="P11"><text:s/>* My variable is used to count the number o <text:span text:style-name="T8">milli</text:span>seconds elapsed.</text:p>
      <text:p text:style-name="P11"><text:soft-page-break/><text:s/>*/</text:p>
      <text:p text:style-name="P12"><text:span text:style-name="T7">uint32_t</text:span><text:span text:style-name="T4"> myVariable = 0U;</text:span></text:p>
      <text:h text:style-name="Heading_20_2" text:outline-level="2">Functions</text:h>
      <text:p text:style-name="Text_20_body">Functions MUST have the following tags brief, param, and return when applicable and MUST have the detailed description. The tag arg SHOULD be used to document the values allowed for each parameter or the accepted range of values SHOULD be described. It also SHOULD be documented each possible return value of the function using the tag retval.</text:p>
      <text:p text:style-name="Text_20_body">Example:</text:p>
      <text:p text:style-name="P11">/**</text:p>
      <text:p text:style-name="P11"><text:s/>* @brief This is my function.</text:p>
      <text:p text:style-name="P11"><text:s/>* @<text:span text:style-name="T8">param</text:span> [in] param1 This is the param1.</text:p>
      <text:p text:style-name="P11"><text:s/>* @<text:span text:style-name="T8">param</text:span> [out] param2 This is the param2.</text:p>
      <text:p text:style-name="P11"><text:s/>* @return Here goes the return description.</text:p>
      <text:p text:style-name="P11"><text:s/>* </text:p>
      <text:p text:style-name="P11"><text:s/>* Here goes the detailed description.</text:p>
      <text:p text:style-name="P11"><text:s/>*/</text:p>
      <text:p text:style-name="P14"><text:span text:style-name="T6">uint8_t</text:span><text:span text:style-name="T3"> </text:span><text:span text:style-name="T5">MyFunction</text:span><text:span text:style-name="T3">(</text:span><text:span text:style-name="T6">uint8_t</text:span><text:span text:style-name="T3"> param1, </text:span><text:span text:style-name="T6">uint8_t</text:span><text:span text:style-name="T3">* param2)</text:span></text:p>
      <text:p text:style-name="P15">{</text:p>
      <text:p text:style-name="P13"><text:span text:style-name="T3"><text:s text:c="2"/></text:span><text:span text:style-name="T9">// </text:span><text:span text:style-name="T10">TODO</text:span></text:p>
      <text:p text:style-name="P15">}</text:p>
      <text:h text:style-name="Heading_20_2" text:outline-level="2">Templates</text:h>
      <text:p text:style-name="Text_20_body">TODO</text:p>
      <text:bibliography text:style-name="Sect1" text:protected="true" text:name="Bibliography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REFERENCES</text:p>
          </text:index-title>
          <text:p text:style-name="P23">RFC 2119: S. Bradner, Key words for use in RFCs to Indicate Requirement Levels, 1997</text:p>
          <text:p text:style-name="P23">Doxygen Manual: , Doxygen Manual, </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2" svg:font-family="'Courier New'" style:font-family-generic="modern" style:font-pitch="fixed"/>
    <style:font-face style:name="Courier New" svg:font-family="'Courier New'" style:font-adornments="Negrito" style:font-family-generic="modern" style:font-pitch="fixed"/>
    <style:font-face style:name="Consolas1" svg:font-family="Consolas" style:font-family-generic="swiss" style:font-pitch="fixed"/>
    <style:font-face style:name="Cambria1" svg:font-family="Cambria" style:font-family-generic="roman" style:font-pitch="variable"/>
    <style:font-face style:name="Cambria" svg:font-family="Cambria" style:font-adornments="Bold"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50%"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line-height="150%"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Calibri"/>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4f81bd"/>
      <style:text-properties fo:color="#17365d" style:font-name="Cambria1"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4f81bd" style:font-name="Cambria1" fo:font-size="20pt" fo:letter-spacing="0.026cm" fo:font-style="italic" style:font-size-asian="20pt" style:font-style-asian="italic" style:font-size-complex="12pt" style:font-style-complex="italic"/>
    </style:style>
    <style:style style:name="Plain_20_Text" style:display-name="Plain Text" style:family="paragraph" style:parent-style-name="Standard" style:default-outline-level="">
      <style:paragraph-properties fo:line-height="100%"/>
      <style:text-properties style:font-name="Consolas" fo:font-size="10.5pt" style:font-size-asian="10.5pt" style:font-size-complex="10.5pt"/>
    </style:style>
    <style:style style:name="Header" style:family="paragraph" style:parent-style-name="Standard" style:class="extra">
      <style:paragraph-properties text:number-lines="false" text:line-number="0">
        <style:tab-stops>
          <style:tab-stop style:position="8.146cm" style:type="center"/>
          <style:tab-stop style:position="16.293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3cm" fo:border-left="none" fo:border-right="none" fo:border-top="none" fo:border-bottom="0.018cm solid #000000" style:shadow="none"/>
      <style:text-properties style:font-name="Cambria"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text-align="center" style:justify-single-word="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200%" fo:text-indent="0cm" style:auto-text-indent="false" style:page-number="auto">
        <style:tab-stops>
          <style:tab-stop style:position="19.001cm" style:type="right" style:leader-style="dotted" style:leader-text="."/>
        </style:tab-stops>
      </style:paragraph-properties>
      <style:text-properties fo:font-weight="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style:font-name="Courier New"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line-height="200%" fo:text-indent="0cm" style:auto-text-indent="false">
        <style:tab-stops>
          <style:tab-stop style:position="18.501cm" style:type="right" style:leader-style="dotted" style:leader-text="."/>
        </style:tab-stops>
      </style:paragraph-properties>
      <style:text-properties fo:font-weight="bold"/>
    </style:style>
    <style:style style:name="Bibliography_20_Heading" style:display-name="Bibliography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9.001cm" style:type="right" style:leader-style="dotted" style:leader-text="."/>
        </style:tab-stops>
      </style:paragraph-properties>
    </style:style>
    <style:style style:name="Default_20_Paragraph_20_Font" style:display-name="Default Paragraph Font" style:family="text"/>
    <style:style style:name="Título_20_Char" style:display-name="Título Char" style:family="text" style:parent-style-name="Default_20_Paragraph_20_Font">
      <style:text-properties fo:color="#17365d" style:font-name="Cambria1" fo:font-size="26pt" fo:letter-spacing="0.009cm" style:letter-kerning="true" style:font-size-asian="26pt" style:font-size-complex="26pt"/>
    </style:style>
    <style:style style:name="Subtítulo_20_Char" style:display-name="Subtítulo Char" style:family="text" style:parent-style-name="Default_20_Paragraph_20_Font">
      <style:text-properties fo:color="#4f81bd" style:font-name="Cambria1" fo:font-size="20pt" fo:letter-spacing="0.026cm" fo:font-style="italic" style:font-size-asian="20pt" style:font-style-asian="italic" style:font-size-complex="12pt" style:font-style-complex="italic"/>
    </style:style>
    <style:style style:name="Texto_20_sem_20_Formatação_20_Char" style:display-name="Texto sem Formatação Char" style:family="text" style:parent-style-name="Default_20_Paragraph_20_Font">
      <style:text-properties style:font-name="Consolas" fo:font-size="10.5pt" style:font-size-asian="10.5pt" style:font-size-complex="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t" fo:country="BR"/>
    <text:linenumbering-configuration text:number-lines="false" text:offset="0.499cm" style:num-format="1" text:number-position="left" text:increment="5"/>
  </office:styles>
  <office:automatic-styles>
    <style:style style:name="Table1" style:family="table">
      <style:table-properties style:width="19.001cm" table:align="margins" style:writing-mode="lr-tb"/>
    </style:style>
    <style:style style:name="Table1.A" style:family="table-column">
      <style:table-column-properties style:column-width="7.62cm" style:rel-column-width="26282*"/>
    </style:style>
    <style:style style:name="Table1.B" style:family="table-column">
      <style:table-column-properties style:column-width="3.842cm" style:rel-column-width="13250*"/>
    </style:style>
    <style:style style:name="Table1.D" style:family="table-column">
      <style:table-column-properties style:column-width="3.697cm" style:rel-column-width="12753*"/>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MP1" style:family="paragraph" style:parent-style-name="Table_20_Contents">
      <style:text-properties fo:font-size="7pt" fo:font-weight="bold" style:font-size-asian="7pt" style:font-weight-asian="bold" style:font-size-complex="7pt" style:font-weight-complex="bold"/>
    </style:style>
    <style:page-layout style:name="Mpm1">
      <style:page-layout-properties fo:page-width="21.001cm" fo:page-height="29.7cm" style:num-format="1" style:print-orientation="portrait" fo:margin-top="1cm" fo:margin-bottom="1cm" fo:margin-left="1cm" fo:margin-right="1cm" style:shadow="none"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number:date-style style:name="N75" number:automatic-order="true">
      <number:day/>
      <number:text> de </number:text>
      <number:month number:textual="true"/>
      <number:text> de </number:text>
      <number:year number:style="long"/>
    </number:date-style>
  </office:automatic-styles>
  <office:master-styles>
    <style:master-page style:name="Standard" style:page-layout-name="Mpm1">
      <style:header>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MP1">Author:</text:p>
            </table:table-cell>
            <table:table-cell table:style-name="Table1.A1" office:value-type="string">
              <text:p text:style-name="MP1">Date:</text:p>
            </table:table-cell>
            <table:table-cell table:style-name="Table1.A1" office:value-type="string">
              <text:p text:style-name="MP1">Reference:</text:p>
            </table:table-cell>
            <table:table-cell table:style-name="Table1.D1" office:value-type="string">
              <text:p text:style-name="MP1">Revision:</text:p>
            </table:table-cell>
          </table:table-row>
          <table:table-row>
            <table:table-cell table:style-name="Table1.A1" office:value-type="string">
              <text:p text:style-name="Table_20_Contents">Guilherme A. De Santi</text:p>
            </table:table-cell>
            <table:table-cell table:style-name="Table1.A1" office:value-type="string">
              <text:p text:style-name="Table_20_Contents"><text:date style:data-style-name="N75" text:date-value="2012-08-30T12:55:29.07" text:fixed="true">Aug 30, 2012</text:date></text:p>
            </table:table-cell>
            <table:table-cell table:style-name="Table1.A1" office:value-type="string">
              <text:p text:style-name="Table_20_Contents"><text:variable-input text:name="Reference" text:description="BR0001" office:value-type="string">BR0001</text:variable-input></text:p>
            </table:table-cell>
            <table:table-cell table:style-name="Table1.D1" office:value-type="string">
              <text:p text:style-name="Table_20_Contents"><text:variable-input text:name="Revision" text:description="Revision" office:value-type="string">R0.1</text:variable-inpu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herme Alberici de Santi</meta:initial-creator>
    <meta:editing-cycles>227</meta:editing-cycles>
    <meta:creation-date>2012-06-20T13:54:00</meta:creation-date>
    <dc:date>2012-08-30T13:04:49.47</dc:date>
    <meta:editing-duration>PT5H33M4S</meta:editing-duration>
    <meta:generator>OpenOffice.org/3.4$Win32 OpenOffice.org_project/340m1$Build-9590</meta:generator>
    <meta:document-statistic meta:table-count="2" meta:image-count="0" meta:object-count="0" meta:page-count="12" meta:paragraph-count="204" meta:word-count="1225" meta:character-count="726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